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97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cm" svg:height="1.5cm" svg:x="8cm" svg:y="6.5cm">
          <text:p text:style-name="P1"><text:span text:style-name="T1">Print <text:s/>Area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5cm" svg:height="1.5cm" svg:x="8cm" svg:y="10cm">
          <text:p text:style-name="P1"><text:span text:style-name="T1">Revise sen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5cm" svg:height="1.5cm" svg:x="8cm" svg:y="13cm">
          <text:p text:style-name="P1"><text:span text:style-name="T1">Print New Sen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1.5cm" svg:x="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9.75cm" svg:y1="14.5cm" svg:x2="9.75cm" svg:y2="16cm" draw:start-shape="id1" draw:start-glue-point="8" draw:end-shape="id2" draw:end-glue-point="4" svg:d="M9750 14500v1500" svg:viewBox="0 0 1 1501">
          <text:p/>
        </draw:connector>
        <draw:custom-shape draw:style-name="gr3" draw:text-style-name="P4" xml:id="id3" draw:id="id3" draw:layer="layout" svg:width="0.5cm" svg:height="0.5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9.75cm" svg:y1="5cm" svg:x2="9.75cm" svg:y2="6.5cm" draw:start-shape="id3" draw:start-glue-point="8" draw:end-shape="id4" draw:end-glue-point="4" svg:d="M9750 5000v1500" svg:viewBox="0 0 1 1501">
          <text:p/>
        </draw:connector>
        <draw:frame draw:style-name="gr5" draw:text-style-name="P6" draw:layer="layout" svg:width="7.5cm" svg:height="1.675cm" svg:x="6.5cm" svg:y="2cm">
          <draw:text-box>
            <text:p text:style-name="P1">Request a correction</text:p>
          </draw:text-box>
        </draw:frame>
        <draw:connector draw:style-name="gr6" draw:text-style-name="P7" draw:layer="layout" svg:x1="9.75cm" svg:y1="11.5cm" svg:x2="9.75cm" svg:y2="13cm" draw:start-shape="id5" draw:start-glue-point="8" draw:end-shape="id1" draw:end-glue-point="4" svg:d="M9750 11500v1500" svg:viewBox="0 0 1 1501">
          <text:p/>
        </draw:connector>
        <draw:connector draw:style-name="gr6" draw:text-style-name="P7" draw:layer="layout" svg:x1="9.75cm" svg:y1="8cm" svg:x2="9.75cm" svg:y2="10cm" draw:start-shape="id4" draw:start-glue-point="8" draw:end-shape="id5" draw:end-glue-point="4" svg:d="M9750 80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9M44S</meta:editing-duration>
    <meta:editing-cycles>5</meta:editing-cycles>
    <meta:generator>LibreOffice/5.0.6.3$Windows_x86 LibreOffice_project/490fc03b25318460cfc54456516ea2519c11d1aa</meta:generator>
    <dc:date>2018-04-24T13:56:16.276000000</dc:date>
    <meta:document-statistic meta:object-count="11"/>
  </office:meta>
</office:document-meta>
</file>